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cd7e3" officeooo:paragraph-rsid="001cd7e3"/>
    </style:style>
    <style:style style:name="P2" style:family="paragraph" style:parent-style-name="Standard">
      <style:paragraph-properties fo:text-align="center" style:justify-single-word="false"/>
      <style:text-properties fo:font-size="18pt" officeooo:rsid="001cd7e3" officeooo:paragraph-rsid="001cd7e3" style:font-size-asian="18pt" style:font-size-complex="18pt"/>
    </style:style>
    <style:style style:name="P3" style:family="paragraph" style:parent-style-name="Standard">
      <style:text-properties fo:font-size="14pt" officeooo:rsid="001cd7e3" officeooo:paragraph-rsid="001cd7e3" style:font-size-asian="14pt" style:font-size-complex="14pt"/>
    </style:style>
    <style:style style:name="P4" style:family="paragraph" style:parent-style-name="Standard">
      <style:text-properties fo:font-size="14pt" officeooo:rsid="001d1f12" officeooo:paragraph-rsid="001d1f12" style:font-size-asian="14pt" style:font-size-complex="14pt"/>
    </style:style>
    <style:style style:name="P5" style:family="paragraph" style:parent-style-name="Standard">
      <style:text-properties fo:font-size="14pt" officeooo:rsid="00229215" officeooo:paragraph-rsid="00229215" style:font-size-asian="14pt" style:font-size-complex="14pt"/>
    </style:style>
    <style:style style:name="P6" style:family="paragraph" style:parent-style-name="Standard">
      <style:text-properties fo:font-size="14pt" fo:font-weight="bold" officeooo:rsid="00229215" officeooo:paragraph-rsid="00229215" style:font-size-asian="14pt" style:font-weight-asian="bold" style:font-size-complex="14pt" style:font-weight-complex="bold"/>
    </style:style>
    <style:style style:name="P7" style:family="paragraph" style:parent-style-name="Standard">
      <style:text-properties fo:font-weight="bold" officeooo:rsid="001cd7e3" officeooo:paragraph-rsid="001cd7e3" style:font-weight-asian="bold" style:font-weight-complex="bold"/>
    </style:style>
    <style:style style:name="P8" style:family="paragraph" style:parent-style-name="Standard">
      <style:text-properties officeooo:rsid="001d1f12" officeooo:paragraph-rsid="001d1f12"/>
    </style:style>
    <style:style style:name="P9" style:family="paragraph" style:parent-style-name="Standard">
      <style:text-properties fo:font-size="12pt" officeooo:rsid="001d1f12" officeooo:paragraph-rsid="001d1f12" style:font-size-asian="10.5pt" style:font-size-complex="12pt"/>
    </style:style>
    <style:style style:name="P10" style:family="paragraph" style:parent-style-name="Standard">
      <style:text-properties fo:font-size="12pt" officeooo:rsid="001ef9a6" officeooo:paragraph-rsid="001ef9a6" style:font-size-asian="10.5pt" style:font-size-complex="12pt"/>
    </style:style>
    <style:style style:name="P11" style:family="paragraph" style:parent-style-name="Standard">
      <style:text-properties fo:font-size="12pt" officeooo:rsid="00219165" officeooo:paragraph-rsid="00219165" style:font-size-asian="10.5pt" style:font-size-complex="12pt"/>
    </style:style>
    <style:style style:name="P12" style:family="paragraph" style:parent-style-name="Standard">
      <style:text-properties fo:font-size="12pt" officeooo:rsid="00229215" officeooo:paragraph-rsid="00229215" style:font-size-asian="10.5pt" style:font-size-complex="12pt"/>
    </style:style>
    <style:style style:name="P13" style:family="paragraph" style:parent-style-name="Standard">
      <style:text-properties fo:font-size="12pt" fo:font-weight="normal" officeooo:rsid="00229215" officeooo:paragraph-rsid="00229215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46662" officeooo:paragraph-rsid="00246662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25d658" officeooo:paragraph-rsid="0025d658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269f24" officeooo:paragraph-rsid="00269f24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284f52" officeooo:paragraph-rsid="00284f52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294a48" officeooo:paragraph-rsid="00294a48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2af571" officeooo:paragraph-rsid="002af571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1f12"/>
    </style:style>
    <style:style style:name="T3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DLOG Introduction à l'agilité</text:p>
      <text:p text:style-name="P1"/>
      <text:p text:style-name="P1"/>
      <text:p text:style-name="P3">Gestion de projet :</text:p>
      <text:p text:style-name="P1"/>
      <text:p text:style-name="P1">Waterfall: inspiré de la conception industrielle<text:line-break/>&gt; Analyse des besoins<text:line-break/>&gt; Spécifications<text:line-break/>&gt; Conception</text:p>
      <text:p text:style-name="P1">&gt; Réalisation</text:p>
      <text:p text:style-name="P1"/>
      <text:p text:style-name="P1">Cycle en V :</text:p>
      <text:p text:style-name="P1">Pour chaque phase, il y a une phase de test associée :</text:p>
      <text:p text:style-name="P1">&gt; Analyse des besoins → recette métier<text:line-break/>&gt; Spécifications → Validation</text:p>
      <text:p text:style-name="P1">&gt; Conception → Test Unitaires</text:p>
      <text:p text:style-name="P1">&gt; Réalisation</text:p>
      <text:p text:style-name="P1"/>
      <text:p text:style-name="P1">Le principal problème de ces méthodologies, c'est qu'elles empêchent d'aller vite. On se rend compte très tard de ses erreurs, et génèrent beaucoup de frustration, on est souvent à côté de ce qu'attend le client. Les méthodes de projet traditionnelle sont à la fois lente et dangeureuse pour les gros projet. A part pour les industries à haut risque (nucléaire, aéronautique..), elles ne sont pas adaptées !</text:p>
      <text:p text:style-name="P1"/>
      <text:p text:style-name="P1">Date des années 90, et en 2001 se retrouvent pour écrire le manifeste agile :</text:p>
      <text:p text:style-name="P1">1/ I<text:span text:style-name="T1">ndividuals and interaction</text:span> over processes and tools</text:p>
      <text:p text:style-name="P1">2/ <text:span text:style-name="T1">Working software</text:span> over comprehensive documentation</text:p>
      <text:p text:style-name="P1">3/ <text:span text:style-name="T1">Customer collaboration </text:span>over contract negociation</text:p>
      <text:p text:style-name="P1">4/ <text:span text:style-name="T1">Responding to change</text:span> over following a plan</text:p>
      <text:p text:style-name="P1"/>
      <text:p text:style-name="P3">SCRUM : <text:span text:style-name="T2">solution </text:span>choisi<text:span text:style-name="T2">e</text:span> par Theodo :</text:p>
      <text:p text:style-name="P1">c'est un framework, avec des notions très particulières. Scrum, c'est un cadre très simple à comprendre mais compliquée à mettre en place.</text:p>
      <text:p text:style-name="P1"/>
      <text:p text:style-name="P7">Les pilliers :</text:p>
      <text:p text:style-name="P1">&gt; Transparence</text:p>
      <text:p text:style-name="P1">&gt; Inspection</text:p>
      <text:p text:style-name="P1">&gt; Adaptation</text:p>
      <text:p text:style-name="P1"/>
      <text:p text:style-name="P1"><text:span text:style-name="T1">Rôles :</text:span> </text:p>
      <text:p text:style-name="P1">&gt; Product Owner</text:p>
      <text:p text:style-name="P1">&gt; Developpeurs</text:p>
      <text:p text:style-name="P1">&gt; Scrum master : fait en sorte que les gens soient en collaboration, avancent dans la bonne direction. Les gens peuvent parler ensemble sans qu'il y ait d'intermédiaire entre les deux. </text:p>
      <text:p text:style-name="P1"/>
      <text:p text:style-name="P1">&gt; <text:span text:style-name="T1">Prioriser les développements </text:span>: qu'est ce qui est vraiment important, les attentes ne sont pas toutes adaptées au budget. Le développement se fait en commençant par ce qui est vraiment important.</text:p>
      <text:p text:style-name="P1"/>
      <text:p text:style-name="P1">&gt;Sprint d'une semaine : pendant une semaine, les développeurs vont créer des fonctionnalités, et vont les soummettre au product owner. Les sprints s'enchaînent les uns à la suite des autres..</text:p>
      <text:p text:style-name="P8"><text:soft-page-break/>Initialement, la méthode SCRUM n'est pas forcément appliquée à l'informatique.</text:p>
      <text:p text:style-name="P8"/>
      <text:p text:style-name="P4">XP : appropriation collective du code, test-driven developpment :</text:p>
      <text:p text:style-name="P4"/>
      <text:p text:style-name="P9">Pair programming, avec switch au bout de 3 ou 5 min. → intéressant en formation et échange de compétences</text:p>
      <text:p text:style-name="P9">Partage d'information.</text:p>
      <text:p text:style-name="P9">Être sûr que le code a été vérifié plusieurs fois.</text:p>
      <text:p text:style-name="P9">Le code est à tout le monde.</text:p>
      <text:p text:style-name="P9">Permet de pouvoir réagir quand l'expert n'est pas là</text:p>
      <text:p text:style-name="P9">Test-drivent developpment : je ne code jamais sans avoir écrit le test avant. </text:p>
      <text:p text:style-name="P9">Refactoring : avoir le courage de revenir sur du code mal conçu</text:p>
      <text:p text:style-name="P9">Planning poker → voir suite</text:p>
      <text:p text:style-name="P9">Keep it Stupid Simple </text:p>
      <text:p text:style-name="P9"/>
      <text:p text:style-name="P4">DEVOPS : Créer de la valeur immédiate grâce à des mises en production permanentes</text:p>
      <text:p text:style-name="P4"/>
      <text:p text:style-name="P9">En général, les dev doit être en SCRUM pour ajouter des fonctionnalités et les OP veulent que tout fonctionnent en permanence. Les géants du Net, parviennent à concillier les deux. Chez Amazon, toutes les 10s un dev met quelquechose à jour sur les 10 000 serveurs de la boîte.</text:p>
      <text:p text:style-name="P9"/>
      <text:p text:style-name="P4">Respect for people</text:p>
      <text:p text:style-name="P4"/>
      <text:p text:style-name="P9">Approche Toyota : il y a un problème et donc une opportunité d'apprendre et de faire progresser nos collaborateurs.</text:p>
      <text:p text:style-name="P9"/>
      <text:p text:style-name="P9"><text:span text:style-name="T3">Lean Startup :</text:span> l'amélioration continue, mettre en place le prototypage permanent</text:p>
      <text:p text:style-name="P9"/>
      <text:p text:style-name="P9">cycle a 3 étapes : je prototype → je produit → j'apprends de mes résultats → je prototype → je produit → etc...</text:p>
      <text:p text:style-name="P9"/>
      <text:p text:style-name="P9">l'idée d'amélioration continue a été formalisée par le concept SMART :</text:p>
      <text:p text:style-name="P9">l'idée est d'utiliser la force de l'enseignement scientifique. On a un petit problème, qu'est ce qu'on voudrait avoir comme résultat ? </text:p>
      <text:p text:style-name="P10">Il nous faut une hypothèse mesurable, réaliste, etc...</text:p>
      <text:p text:style-name="P10">méthode PDCA : Plan → DO → Check → Act</text:p>
      <text:p text:style-name="P10">il faut des résultats attendus avant d'effectuer l'expérience.</text:p>
      <text:p text:style-name="P10"/>
      <text:p text:style-name="P11">Poker Planning : On va prendre une user story, et on va estimer sa complexité:telle tache est une fonctionnalité à 5. On va prendre pour étalon, des fonctionnalité que l'on a déjà développé. Tous les développeurs vont voter simultanément. Il y aura des écarts de vision entre les développeurs → ce qui permet de créer la discussion. On revote et on rediscute jusqu'à arriver à un consensus. Les points importants sont : l'échange d'information, et que tout le monde ait la même vision du projet.</text:p>
      <text:p text:style-name="P12">On va faire cette étape en collaboration avec le client.</text:p>
      <text:p text:style-name="P12"/>
      <text:p text:style-name="P5">Réalisation d'un board :</text:p>
      <text:p text:style-name="P5"/>
      <text:p text:style-name="P12">équipe, infos annexes, description et but du projet. Validation du « done »</text:p>
      <text:p text:style-name="P12">Questionnaire theodo, envoyé a chaque fin de sprint par theodo a client. </text:p>
      <text:p text:style-name="P12"/>
      <text:p text:style-name="P6"><text:soft-page-break/>Partie Code :</text:p>
      <text:p text:style-name="P6"/>
      <text:p text:style-name="P13">Utiliser des langages de développement rapide PHP, Java, </text:p>
      <text:p text:style-name="P13">Des framework : angulars en javascript, symphony en PHP</text:p>
      <text:p text:style-name="P13"/>
      <text:p text:style-name="P13">Intégration continue : les test sont lancés automatiquement.</text:p>
      <text:p text:style-name="P13"/>
      <text:p text:style-name="P13">Code review : Github, on voit les différences que l'on a fait au code, et on soumet au commentaires. Permet de faire de l'appropriation collective du code.</text:p>
      <text:p text:style-name="P13"/>
      <text:p text:style-name="P13">Automatiser le déploiement (Frabric ou capistrano) de chaque incrément fonctionnel.</text:p>
      <text:p text:style-name="P13"/>
      <text:p text:style-name="P13">Daily Scrum : mise à jour quotidienne, stand up meeting, le développeur doit répondre à trois question :</text:p>
      <text:p text:style-name="P13">&gt; Ce qu'il a fait hier</text:p>
      <text:p text:style-name="P13">&gt; Les pb rencontrés</text:p>
      <text:p text:style-name="P13">&gt; Ce qu'il va faire aujourd'hui</text:p>
      <text:p text:style-name="P13"/>
      <text:p text:style-name="P14">Burndown chart → montre l'évolution en nombre de point, et l'écart au planning<text:line-break/></text:p>
      <text:p text:style-name="P14">Une cause possible du retard, beaucoup de ticket à valider (c'est le product owner qui doit valider le produit).</text:p>
      <text:p text:style-name="P15">Pendant un sprint, le developpeur ne doit pas être dérangé.. c'est le rôle du scrum manager.</text:p>
      <text:p text:style-name="P15"/>
      <text:p text:style-name="P16">Sprint Retrospective ou Cérémonie avec le Product owner :</text:p>
      <text:p text:style-name="P16">Le but est de libérer la parole, qu'il n'y ait pas de non-dit !</text:p>
      <text:p text:style-name="P16">&gt; Moment dédié à l'amélioration continue</text:p>
      <text:p text:style-name="P16">&gt; Points positifs et négatifs</text:p>
      <text:p text:style-name="P16">&gt; Challenge constructif entre les membres de l'équipe</text:p>
      <text:p text:style-name="P16"/>
      <text:p text:style-name="P17">On liste les sujets, et on vote sur les sujets les plus importants, pour ne pas perdre de temps.</text:p>
      <text:p text:style-name="P18">Questionnaire de satisfaction au client, pour savoir si le projet se passe bien.</text:p>
      <text:p text:style-name="P18"/>
      <text:p text:style-name="P19">Le Scrum dojo : quelqu'un d'un autre groupe va lire les board des autres, et apporter ses remarques, etc..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ssily </meta:initial-creator>
    <meta:creation-date>2014-12-01T14:36:53.241663210</meta:creation-date>
    <dc:date>2014-12-01T16:15:25.691464179</dc:date>
    <dc:creator>Vassily </dc:creator>
    <meta:editing-duration>PT1H5M48S</meta:editing-duration>
    <meta:editing-cycles>8</meta:editing-cycles>
    <meta:generator>LibreOffice/4.1.3.2$Linux_X86_64 LibreOffice_project/410m0$Build-2</meta:generator>
    <meta:document-statistic meta:table-count="0" meta:image-count="0" meta:object-count="0" meta:page-count="3" meta:paragraph-count="75" meta:word-count="947" meta:character-count="5621" meta:non-whitespace-character-count="4741"/>
  </office:meta>
</office:document-meta>
</file>